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style:font-name="FreeMono" fo:font-size="9pt" style:font-size-asian="7.84999990463257pt" style:font-size-complex="9pt"/>
    </style:style>
    <style:style style:name="P2" style:family="paragraph" style:parent-style-name="Standard">
      <style:text-properties style:font-name="FreeSans" fo:font-size="9pt" style:font-size-asian="7.84999990463257pt" style:font-size-complex="9pt"/>
    </style:style>
    <style:style style:name="P3" style:family="paragraph" style:parent-style-name="Standard">
      <style:text-properties style:font-name="FreeSans" fo:font-size="9pt" fo:font-style="italic" fo:font-weight="bold" style:font-size-asian="7.84999990463257pt" style:font-style-asian="italic" style:font-weight-asian="bold" style:font-size-complex="9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style:font-name="FreeMono" fo:font-size="8pt" style:font-size-asian="8pt" style:font-size-complex="8pt"/>
    </style:style>
    <style:style style:name="P7" style:family="paragraph">
      <style:paragraph-properties fo:text-align="center"/>
      <style:text-properties fo:font-size="5pt" style:font-size-asian="5pt" style:font-size-complex="5pt"/>
    </style:style>
    <style:style style:name="P8" style:family="paragraph">
      <style:paragraph-properties fo:text-align="center"/>
      <style:text-properties style:font-name="FreeMono" fo:font-size="9pt" style:font-size-asian="9pt" style:font-size-complex="9pt"/>
    </style:style>
    <style:style style:name="P9" style:family="paragraph">
      <style:text-properties style:font-name="FreeMono" fo:font-size="9pt" style:font-size-asian="9pt" style:font-size-complex="9pt"/>
    </style:style>
    <style:style style:name="P10" style:family="paragraph">
      <style:text-properties style:font-name="FreeMono" fo:font-size="8pt" style:font-size-asian="8pt" style:font-size-complex="8pt"/>
    </style:style>
    <style:style style:name="P1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  <style:text-properties style:font-name="Free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4" style:family="paragraph">
      <style:paragraph-properties fo:text-align="center"/>
      <style:text-properties style:font-name="Free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officeooo:rsid="00342e63"/>
    </style:style>
    <style:style style:name="T2" style:family="text">
      <style:text-properties officeooo:rsid="0022df14"/>
    </style:style>
    <style:style style:name="T3" style:family="text">
      <style:text-properties officeooo:rsid="0021fd6b"/>
    </style:style>
    <style:style style:name="T4" style:family="text">
      <style:text-properties style:font-name="FreeMono" fo:font-size="8pt" style:font-size-asian="8pt" style:font-size-complex="8pt"/>
    </style:style>
    <style:style style:name="T5" style:family="text">
      <style:text-properties style:font-name="FreeMono" fo:font-size="5pt" style:font-size-asian="5pt" style:font-size-complex="5pt"/>
    </style:style>
    <style:style style:name="T6" style:family="text">
      <style:text-properties style:font-name="FreeMono"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style:font-name="FreeMono" fo:font-size="7pt" style:font-size-asian="7pt" style:font-size-complex="7pt"/>
    </style:style>
    <style:style style:name="T8" style:family="text">
      <style:text-properties style:font-name="FreeMono" fo:font-size="8pt" style:text-underline-style="none" style:font-size-asian="8pt" style:font-size-complex="8pt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style:font-name="FreeMono" fo:font-size="9pt" style:font-size-asian="9pt" style:font-size-complex="9pt"/>
    </style:style>
    <style:style style:name="T11" style:family="text">
      <style:text-properties style:font-name="FreeMono" fo:font-size="8pt" fo:font-weight="bold" style:font-size-asian="8pt" style:font-weight-asian="bold" style:font-size-complex="8pt" style:font-weight-complex="bold"/>
    </style:style>
    <style:style style:name="T12" style:family="text">
      <style:text-properties style:font-name="Free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style:font-name="FreeMono"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T14" style:family="text">
      <style:text-properties style:font-name="FreeMono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T15" style:family="text">
      <style:text-properties style:font-name="FreeMon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501cm" style:run-through="foreground"/>
    </style:style>
    <style:style style:name="gr3" style:family="graphic">
      <style:graphic-properties svg:stroke-color="#000000" draw:fill="none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1.801cm" style:run-through="foreground"/>
    </style:style>
    <style:style style:name="gr6" style:family="graphic">
      <style:graphic-properties draw:stroke="none" svg:stroke-color="#000000" draw:fill="none" draw:fill-color="#ffffff" fo:min-height="2.753cm" style:run-through="foreground"/>
    </style:style>
    <style:style style:name="gr7" style:family="graphic">
      <style:graphic-properties draw:stroke="none" svg:stroke-color="#000000" draw:fill="none" draw:fill-color="#ffffff" fo:min-height="2.436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color="#000000" draw:fill="none" draw:fill-color="#ffffff" fo:min-height="1.219cm" style:run-through="foreground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0.984cm" fo:min-width="2.935cm" style:run-through="foreground"/>
    </style:style>
    <style:style style:name="gr11" style:family="graphic">
      <style:graphic-properties draw:stroke="none" svg:stroke-color="#000000" draw:fill="none" draw:fill-color="#ffffff" fo:min-height="0.848cm" style:run-through="foreground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0.669cm" fo:min-width="3.05cm" style:run-through="foreground"/>
    </style:style>
    <style:style style:name="gr13" style:family="graphic">
      <style:graphic-properties draw:stroke="none" svg:stroke-color="#000000" draw:fill="none" draw:fill-color="#ffffff" fo:min-height="1.122cm" style:run-through="foreground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669cm" fo:min-width="1.974cm" style:run-through="foreground"/>
    </style:style>
    <style:style style:name="gr15" style:family="graphic">
      <style:graphic-properties draw:stroke="none" svg:stroke-color="#000000" draw:fill="none" draw:fill-color="#ffffff" fo:min-height="0.991cm" style:run-through="foreground"/>
    </style:style>
    <style:style style:name="gr16" style:family="graphic">
      <style:graphic-properties svg:stroke-color="#000000" draw:fill="none" draw:textarea-horizontal-align="justify" draw:textarea-vertical-align="middle" draw:auto-grow-height="false" fo:min-height="0.781cm" fo:min-width="2.094cm" style:run-through="foreground"/>
    </style:style>
    <style:style style:name="gr17" style:family="graphic">
      <style:graphic-properties draw:stroke="none" svg:stroke-color="#000000" draw:fill="none" draw:fill-color="#ffffff" fo:min-height="0.637cm" style:run-through="foreground"/>
    </style:style>
    <style:style style:name="gr18" style:family="graphic">
      <style:graphic-properties draw:stroke="none" svg:stroke-color="#000000" draw:fill="none" draw:fill-color="#ffffff" fo:min-height="1.272cm" style:run-through="foreground"/>
    </style:style>
    <style:style style:name="gr19" style:family="graphic">
      <style:graphic-properties svg:stroke-color="#000000" draw:fill="none" draw:textarea-horizontal-align="justify" draw:textarea-vertical-align="middle" draw:auto-grow-height="false" fo:min-height="1.055cm" fo:min-width="3.914cm" style:run-through="foreground"/>
    </style:style>
    <style:style style:name="gr20" style:family="graphic">
      <style:graphic-properties svg:stroke-color="#000000" draw:textarea-horizontal-align="center" draw:textarea-vertical-align="middle" style:run-through="foreground"/>
    </style:style>
    <style:style style:name="gr21" style:family="graphic">
      <style:graphic-properties svg:stroke-color="#000000" draw:fill="none" draw:textarea-horizontal-align="justify" draw:textarea-vertical-align="middle" draw:auto-grow-height="false" fo:min-height="0.757cm" fo:min-width="3.009cm" style:run-through="foreground"/>
    </style:style>
    <style:style style:name="gr22" style:family="graphic">
      <style:graphic-properties svg:stroke-color="#000000" draw:fill="none" draw:textarea-horizontal-align="justify" draw:textarea-vertical-align="middle" draw:auto-grow-height="false" fo:min-height="0.669cm" fo:min-width="2.205cm" style:run-through="foreground"/>
    </style:style>
    <style:style style:name="gr23" style:family="graphic">
      <style:graphic-properties draw:stroke="none" svg:stroke-color="#000000" draw:fill="none" draw:fill-color="#ffffff" fo:min-height="0.901cm" style:run-through="foreground"/>
    </style:style>
    <style:style style:name="gr24" style:family="graphic">
      <style:graphic-properties svg:stroke-color="#000000" draw:fill="none" draw:textarea-horizontal-align="justify" draw:textarea-vertical-align="middle" draw:auto-grow-height="false" fo:min-height="0.804cm" fo:min-width="2.776cm" style:run-through="foreground"/>
    </style:style>
    <style:style style:name="gr25" style:family="graphic">
      <style:graphic-properties svg:stroke-color="#000000" draw:fill="none" draw:textarea-horizontal-align="justify" draw:textarea-vertical-align="middle" draw:auto-grow-height="false" fo:min-height="0.758cm" fo:min-width="2.286cm" style:run-through="foreground"/>
    </style:style>
    <style:style style:name="gr26" style:family="graphic">
      <style:graphic-properties draw:stroke="none" svg:stroke-color="#000000" draw:fill="none" draw:fill-color="#ffffff" fo:min-height="0.367cm" style:run-through="foreground"/>
    </style:style>
    <style:style style:name="gr27" style:family="graphic">
      <style:graphic-properties draw:stroke="none" svg:stroke-color="#000000" draw:fill="none" draw:fill-color="#ffffff" fo:min-height="2.718cm" style:run-through="foreground"/>
    </style:style>
    <style:style style:name="gr28" style:family="graphic">
      <style:graphic-properties draw:stroke="none" svg:stroke-color="#000000" draw:fill="none" draw:fill-color="#ffffff" fo:min-height="0.513cm" style:run-through="foreground"/>
    </style:style>
    <style:style style:name="gr29" style:family="graphic">
      <style:graphic-properties draw:stroke="none" svg:stroke-color="#000000" draw:fill="none" draw:fill-color="#ffffff" fo:min-height="0.594cm" style:run-through="foreground"/>
    </style:style>
    <style:style style:name="gr30" style:family="graphic">
      <style:graphic-properties draw:textarea-horizontal-align="center" draw:textarea-vertical-align="middle" style:run-through="foreground"/>
    </style:style>
    <style:style style:name="gr31" style:family="graphic">
      <style:graphic-properties draw:stroke="none" svg:stroke-color="#000000" draw:fill="none" draw:fill-color="#ffffff" fo:min-height="0.37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0" draw:style-name="gr1"><draw:frame draw:style-name="gr2" draw:text-style-name="P6" svg:width="2.948cm" svg:height="1.502cm" svg:x="15.231cm" svg:y="6.793cm"><draw:text-box><text:p text:style-name="P4"><text:span text:style-name="T4">TypePraticien</text:span></text:p><text:p text:style-name="P4"><text:span text:style-name="T5"/></text:p><text:p text:style-name="P5"><text:span text:style-name="T6">typ_code</text:span></text:p><text:p text:style-name="P5"><text:span text:style-name="T4">typ_libelle</text:span></text:p><text:p text:style-name="P5"><text:span text:style-name="T4">typ_lieu</text:span></text:p></draw:text-box></draw:frame><draw:rect draw:style-name="gr3" draw:text-style-name="P4" svg:width="3.028cm" svg:height="1.645cm" svg:x="15.151cm" svg:y="6.65cm"><text:p/></draw:rect><draw:line draw:style-name="gr4" draw:text-style-name="P4" svg:x1="15.15cm" svg:y1="7.21cm" svg:x2="18.177cm" svg:y2="7.21cm"><text:p/></draw:line><draw:frame draw:style-name="gr2" draw:text-style-name="P6" svg:width="2.553cm" svg:height="1.502cm" svg:x="0.409cm" svg:y="9.442cm"><draw:text-box><text:p text:style-name="P4"><text:span text:style-name="T4">Laboratoire</text:span></text:p><text:p text:style-name="P4"><text:span text:style-name="T5"/></text:p><text:p text:style-name="P5"><text:span text:style-name="T6">lab_code</text:span></text:p><text:p text:style-name="P5"><text:span text:style-name="T4">lab_nom</text:span></text:p><text:p text:style-name="P5"><text:span text:style-name="T4">lab_chefvente</text:span></text:p></draw:text-box></draw:frame><draw:rect draw:style-name="gr3" draw:text-style-name="P4" svg:width="2.714cm" svg:height="1.715cm" svg:x="0.266cm" svg:y="9.345cm"><text:p/></draw:rect><draw:line draw:style-name="gr4" draw:text-style-name="P4" svg:x1="0.266cm" svg:y1="9.868cm" svg:x2="2.979cm" svg:y2="9.868cm"><text:p/></draw:line><draw:frame draw:style-name="gr5" draw:text-style-name="P6" svg:width="2.68cm" svg:height="1.802cm" svg:x="9.777cm" svg:y="10.448cm"><draw:text-box><text:p text:style-name="P4"><text:span text:style-name="T4">ActiviteCompl</text:span></text:p><text:p text:style-name="P4"><text:span text:style-name="T5"/></text:p><text:p text:style-name="P5"><text:span text:style-name="T6">ac_num</text:span></text:p><text:p text:style-name="P5"><text:span text:style-name="T4">ac_date</text:span></text:p><text:p text:style-name="P5"><text:span text:style-name="T4">ac_lieu</text:span></text:p><text:p text:style-name="P5"><text:span text:style-name="T4">ac_theme</text:span></text:p></draw:text-box></draw:frame><draw:rect draw:style-name="gr3" draw:text-style-name="P4" svg:width="2.976cm" svg:height="2.033cm" svg:x="9.629cm" svg:y="10.351cm"><text:p/></draw:rect><draw:line draw:style-name="gr4" draw:text-style-name="P4" svg:x1="9.629cm" svg:y1="10.893cm" svg:x2="12.605cm" svg:y2="10.893cm"><text:p/></draw:line><draw:frame draw:style-name="gr6" draw:text-style-name="P6" svg:width="3.282cm" svg:height="2.754cm" svg:x="14.723cm" svg:y="11.467cm"><draw:text-box><text:p text:style-name="P4"><text:span text:style-name="T4">Praticien</text:span></text:p><text:p text:style-name="P4"><text:span text:style-name="T5"/></text:p><text:p text:style-name="P5"><text:span text:style-name="T6">pra_num</text:span></text:p><text:p text:style-name="P5"><text:span text:style-name="T4">pra_nom</text:span></text:p><text:p text:style-name="P5"><text:span text:style-name="T4">pra_prenom</text:span></text:p><text:p text:style-name="P5"><text:span text:style-name="T4">pra_adresse</text:span></text:p><text:p text:style-name="P5"><text:span text:style-name="T4">pra_cp</text:span></text:p><text:p text:style-name="P5"><text:span text:style-name="T4">pra_ville</text:span></text:p><text:p text:style-name="P5"><text:span text:style-name="T4">pra_coefnotoriete</text:span></text:p></draw:text-box></draw:frame><draw:rect draw:style-name="gr3" draw:text-style-name="P4" svg:width="3.523cm" svg:height="2.874cm" svg:x="14.564cm" svg:y="11.361cm"><text:p/></draw:rect><draw:line draw:style-name="gr4" draw:text-style-name="P4" svg:x1="14.564cm" svg:y1="11.892cm" svg:x2="18.086cm" svg:y2="11.892cm"><text:p/></draw:line><draw:frame draw:style-name="gr2" draw:text-style-name="P6" svg:width="2.216cm" svg:height="1.502cm" svg:x="0.815cm" svg:y="17.597cm"><draw:text-box><text:p text:style-name="P4"><text:span text:style-name="T4">Famille</text:span></text:p><text:p text:style-name="P4"><text:span text:style-name="T5"/></text:p><text:p text:style-name="P5"><text:span text:style-name="T6">fam_code</text:span></text:p><text:p text:style-name="P5"><text:span text:style-name="T4">fam_libelle</text:span></text:p></draw:text-box></draw:frame><draw:rect draw:style-name="gr3" draw:text-style-name="P4" svg:width="2.299cm" svg:height="1.355cm" svg:x="0.732cm" svg:y="17.512cm"><text:p/></draw:rect><draw:line draw:style-name="gr4" draw:text-style-name="P4" svg:x1="0.732cm" svg:y1="18.002cm" svg:x2="3.03cm" svg:y2="18.002cm"><text:p/></draw:line><draw:frame draw:style-name="gr7" draw:text-style-name="P6" svg:width="3.744cm" svg:height="2.437cm" svg:x="7.122cm" svg:y="18.281cm"><draw:text-box><text:p text:style-name="P4"><text:span text:style-name="T4">Medicament</text:span></text:p><text:p text:style-name="P4"><text:span text:style-name="T5"/></text:p><text:p text:style-name="P5"><text:span text:style-name="T6">med_depotlegal</text:span></text:p><text:p text:style-name="P5"><text:span text:style-name="T4">med_nomcommercial</text:span></text:p><text:p text:style-name="P5"><text:span text:style-name="T4">med_composition</text:span></text:p><text:p text:style-name="P5"><text:span text:style-name="T4">med_effets</text:span></text:p><text:p text:style-name="P5"><text:span text:style-name="T4">med_contreindic</text:span></text:p><text:p text:style-name="P5"><text:span text:style-name="T4">med_prixechantillon</text:span></text:p></draw:text-box></draw:frame><draw:rect draw:style-name="gr3" draw:text-style-name="P4" svg:width="3.888cm" svg:height="2.601cm" svg:x="6.979cm" svg:y="18.2cm"><text:p/></draw:rect><draw:line draw:style-name="gr4" draw:text-style-name="P4" svg:x1="6.978cm" svg:y1="18.667cm" svg:x2="10.866cm" svg:y2="18.667cm"><text:p/></draw:line><draw:frame draw:style-name="gr2" draw:text-style-name="P6" svg:width="2.292cm" svg:height="1.502cm" svg:x="15.074cm" svg:y="18.606cm"><draw:text-box><text:p text:style-name="P4"><text:span text:style-name="T4">Specialite</text:span></text:p><text:p text:style-name="P4"><text:span text:style-name="T5"/></text:p><text:p text:style-name="P5"><text:span text:style-name="T6">spe_code</text:span></text:p><text:p text:style-name="P5"><text:span text:style-name="T4">spe_libelle</text:span></text:p></draw:text-box></draw:frame><draw:rect draw:style-name="gr3" draw:text-style-name="P4" svg:width="2.299cm" svg:height="1.355cm" svg:x="14.984cm" svg:y="18.507cm"><text:p/></draw:rect><draw:line draw:style-name="gr4" draw:text-style-name="P4" svg:x1="14.984cm" svg:y1="19.011cm" svg:x2="17.282cm" svg:y2="19.011cm"><text:p/></draw:line><draw:frame draw:style-name="gr2" draw:text-style-name="P6" svg:width="2.728cm" svg:height="1.502cm" svg:x="15.286cm" svg:y="20.461cm"><draw:text-box><text:p text:style-name="P4"><text:span text:style-name="T4">Composant</text:span></text:p><text:p text:style-name="P4"><text:span text:style-name="T5"/></text:p><text:p text:style-name="P5"><text:span text:style-name="T6">cmp_code</text:span></text:p><text:p text:style-name="P5"><text:span text:style-name="T4">cmp_libelle</text:span></text:p></draw:text-box></draw:frame><draw:rect draw:style-name="gr3" draw:text-style-name="P4" svg:width="2.58cm" svg:height="1.347cm" svg:x="15.169cm" svg:y="20.389cm"><text:p/></draw:rect><draw:line draw:style-name="gr4" draw:text-style-name="P4" svg:x1="15.169cm" svg:y1="20.826cm" svg:x2="17.748cm" svg:y2="20.826cm"><text:p/></draw:line><draw:g draw:style-name="gr8"><draw:frame draw:style-name="gr2" draw:text-style-name="P6" svg:width="3.954cm" svg:height="1.502cm" svg:x="11.477cm" svg:y="4.556cm"><draw:text-box><text:p text:style-name="P4"><text:span text:style-name="T4">FicheFrais</text:span></text:p><text:p text:style-name="P4"><text:span text:style-name="T5"/></text:p><text:p text:style-name="P5"><text:span text:style-name="T6">ff_mois</text:span></text:p><text:p text:style-name="P5"><text:span text:style-name="T4">ff_nbhorsclassif</text:span></text:p><text:p text:style-name="P5"><text:span text:style-name="T4">ff_montanthorsclassif</text:span></text:p></draw:text-box></draw:frame><draw:rect draw:style-name="gr3" draw:text-style-name="P4" svg:width="4.086cm" svg:height="1.715cm" svg:x="11.379cm" svg:y="4.438cm"><text:p/></draw:rect><draw:line draw:style-name="gr4" draw:text-style-name="P4" svg:x1="11.378cm" svg:y1="4.93cm" svg:x2="15.463cm" svg:y2="4.93cm"><text:p/></draw:line></draw:g><draw:g draw:style-name="gr8"><draw:frame draw:style-name="gr2" draw:text-style-name="P6" svg:width="2.047cm" svg:height="1.502cm" svg:x="16.257cm" svg:y="1.648cm"><draw:text-box><text:p text:style-name="P4"><text:span text:style-name="T4">TypeFrais</text:span></text:p><text:p text:style-name="P4"><text:span text:style-name="T5"/></text:p><text:p text:style-name="P5"><text:span text:style-name="T6">tf_code</text:span></text:p><text:p text:style-name="P5"><text:span text:style-name="T4">tf_libelle</text:span></text:p><text:p text:style-name="P5"><text:span text:style-name="T4">tf_forfait</text:span></text:p></draw:text-box></draw:frame><draw:rect draw:style-name="gr3" draw:text-style-name="P4" svg:width="2.299cm" svg:height="1.643cm" svg:x="16.143cm" svg:y="1.618cm"><text:p/></draw:rect><draw:line draw:style-name="gr4" draw:text-style-name="P4" svg:x1="16.143cm" svg:y1="2.069cm" svg:x2="18.441cm" svg:y2="2.069cm"><text:p/></draw:line></draw:g><draw:g draw:style-name="gr8"><draw:frame draw:style-name="gr9" draw:text-style-name="P6" svg:width="2.216cm" svg:height="1.22cm" svg:x="12.266cm" svg:y="1.896cm"><draw:text-box><text:p text:style-name="P4"><text:span text:style-name="T4">Inclure</text:span></text:p><text:p text:style-name="P4"><text:span text:style-name="T7"/></text:p><text:p text:style-name="P5"><text:span text:style-name="T8">inc_qte</text:span></text:p><text:p text:style-name="P5"><text:span text:style-name="T8">inc_montant</text:span></text:p></draw:text-box></draw:frame><draw:custom-shape draw:style-name="gr10" svg:width="3.342cm" svg:height="1.391cm" svg:x="11.588cm" svg:y="1.77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11.587cm" svg:y1="2.441cm" svg:x2="14.928cm" svg:y2="2.441cm"><text:p/></draw:line></draw:g><draw:line draw:style-name="gr4" draw:text-style-name="P4" svg:x1="14.926cm" svg:y1="2.441cm" svg:x2="16.14cm" svg:y2="2.441cm"><text:p/></draw:line><draw:line draw:style-name="gr4" draw:text-style-name="P4" svg:x1="13.291cm" svg:y1="3.166cm" svg:x2="13.291cm" svg:y2="4.44cm"><text:p/></draw:line><draw:frame draw:style-name="gr6" draw:text-style-name="P6" svg:width="3.063cm" svg:height="2.754cm" svg:x="6.041cm" svg:y="5.257cm"><draw:text-box><text:p text:style-name="P4"><text:span text:style-name="T4">Visiteur</text:span></text:p><text:p text:style-name="P4"><text:span text:style-name="T5"/></text:p><text:p text:style-name="P5"><text:span text:style-name="T6">vis_matricule</text:span></text:p><text:p text:style-name="P5"><text:span text:style-name="T4">vis_nom</text:span></text:p><text:p text:style-name="P5"><text:span text:style-name="T4">vis_prenom</text:span></text:p><text:p text:style-name="P5"><text:span text:style-name="T4">vis_adresse</text:span></text:p><text:p text:style-name="P5"><text:span text:style-name="T4">vis_cp</text:span></text:p><text:p text:style-name="P5"><text:span text:style-name="T4">vis_ville</text:span></text:p><text:p text:style-name="P5"><text:span text:style-name="T4">vis_dateembauche</text:span></text:p></draw:text-box></draw:frame><draw:rect draw:style-name="gr3" draw:text-style-name="P4" svg:width="3.16cm" svg:height="2.961cm" svg:x="5.944cm" svg:y="5.163cm"><text:p/></draw:rect><draw:line draw:style-name="gr4" draw:text-style-name="P4" svg:x1="5.944cm" svg:y1="5.662cm" svg:x2="9.103cm" svg:y2="5.662cm"><text:p/></draw:line><draw:frame draw:style-name="gr11" draw:text-style-name="P6" svg:width="3.243cm" svg:height="0.849cm" svg:x="6cm" svg:y="3.558cm"><draw:text-box><text:p text:style-name="P4"><text:span text:style-name="T4">Etre Responsable</text:span></text:p><text:p text:style-name="P4"><text:span text:style-name="T5"/></text:p><text:p text:style-name="P5"><text:span text:style-name="T8"/></text:p></draw:text-box></draw:frame><draw:g draw:style-name="gr8"><draw:custom-shape draw:style-name="gr12" svg:width="3.326cm" svg:height="0.944cm" svg:x="5.918cm" svg:y="3.459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5.918cm" svg:y1="3.958cm" svg:x2="9.243cm" svg:y2="3.958cm"><text:p/></draw:line></draw:g><draw:g draw:style-name="gr8"><draw:frame draw:style-name="gr2" draw:text-style-name="P6" svg:width="2.047cm" svg:height="1.502cm" svg:x="6.426cm" svg:y="0.642cm"><draw:text-box><text:p text:style-name="P4"><text:span text:style-name="T4">Secteur</text:span></text:p><text:p text:style-name="P4"><text:span text:style-name="T5"/></text:p><text:p text:style-name="P5"><text:span text:style-name="T6">sec_code</text:span></text:p><text:p text:style-name="P5"><text:span text:style-name="T4">sec_libelle</text:span></text:p></draw:text-box></draw:frame><draw:g draw:style-name="gr8"><draw:rect draw:style-name="gr3" draw:text-style-name="P4" svg:width="2.299cm" svg:height="1.355cm" svg:x="6.316cm" svg:y="0.607cm"><text:p/></draw:rect><draw:line draw:style-name="gr4" draw:text-style-name="P4" svg:x1="6.316cm" svg:y1="1.037cm" svg:x2="8.614cm" svg:y2="1.037cm"><text:p/></draw:line></draw:g></draw:g><draw:g draw:style-name="gr8"><draw:frame draw:style-name="gr2" draw:text-style-name="P6" svg:width="1.641cm" svg:height="1.502cm" svg:x="3.161cm" svg:y="3.764cm"><draw:text-box><text:p text:style-name="P4"><text:span text:style-name="T4">Region</text:span></text:p><text:p text:style-name="P4"><text:span text:style-name="T5"/></text:p><text:p text:style-name="P5"><text:span text:style-name="T6">reg_code</text:span></text:p><text:p text:style-name="P5"><text:span text:style-name="T4">reg_nom</text:span></text:p></draw:text-box></draw:frame><draw:rect draw:style-name="gr3" draw:text-style-name="P4" svg:width="1.736cm" svg:height="1.355cm" svg:x="3.065cm" svg:y="3.731cm"><text:p/></draw:rect><draw:line draw:style-name="gr4" draw:text-style-name="P4" svg:x1="3.064cm" svg:y1="4.131cm" svg:x2="4.8cm" svg:y2="4.131cm"><text:p/></draw:line></draw:g><draw:g draw:style-name="gr8"><draw:frame draw:style-name="gr13" draw:text-style-name="P6" svg:width="2.216cm" svg:height="1.123cm" svg:x="2.794cm" svg:y="1.127cm"><draw:text-box><text:p text:style-name="P4"><text:span text:style-name="T4">Rattacher</text:span></text:p><text:p text:style-name="P4"><text:span text:style-name="T5"/></text:p><text:p text:style-name="P5"><text:span text:style-name="T8"/></text:p></draw:text-box></draw:frame><draw:custom-shape draw:style-name="gr14" svg:width="2.25cm" svg:height="0.944cm" svg:x="2.758cm" svg:y="1.03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2.757cm" svg:y1="1.526cm" svg:x2="5.006cm" svg:y2="1.526cm"><text:p/></draw:line></draw:g><draw:line draw:style-name="gr4" draw:text-style-name="P4" svg:x1="3.944cm" svg:y1="3.731cm" svg:x2="3.944cm" svg:y2="1.974cm"><text:p/></draw:line><draw:line draw:style-name="gr4" draw:text-style-name="P4" svg:x1="5.006cm" svg:y1="1.526cm" svg:x2="6.315cm" svg:y2="1.526cm"><text:p/></draw:line><draw:g draw:style-name="gr8"><draw:frame draw:style-name="gr15" draw:text-style-name="P6" svg:width="1.715cm" svg:height="0.992cm" svg:x="-0.011cm" svg:y="5.99cm"><draw:text-box><text:p text:style-name="P4"><text:span text:style-name="T8">Date</text:span></text:p><text:p text:style-name="P4"><text:span text:style-name="T5"/></text:p><text:p text:style-name="P5"><text:span text:style-name="T6">jjmmaa</text:span></text:p></draw:text-box></draw:frame><draw:g draw:style-name="gr8"><draw:rect draw:style-name="gr3" draw:text-style-name="P4" svg:width="1.819cm" svg:height="1.093cm" svg:x="-0.115cm" svg:y="5.99cm"><text:p/></draw:rect><draw:line draw:style-name="gr4" draw:text-style-name="P4" svg:x1="-0.114cm" svg:y1="6.371cm" svg:x2="1.705cm" svg:y2="6.371cm"><text:p/></draw:line></draw:g></draw:g><draw:g draw:style-name="gr8"><draw:frame draw:style-name="gr11" draw:text-style-name="P6" svg:width="2.216cm" svg:height="0.849cm" svg:x="2.721cm" svg:y="6.163cm"><draw:text-box><text:p text:style-name="P4"><text:span text:style-name="T4">Travailler</text:span></text:p><text:p text:style-name="P4"><text:span text:style-name="T5"/></text:p><text:p text:style-name="P4"><text:span text:style-name="T8">tra_role</text:span></text:p></draw:text-box></draw:frame><draw:custom-shape draw:style-name="gr16" svg:width="2.416cm" svg:height="1.103cm" svg:x="2.587cm" svg:y="5.99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2.586cm" svg:y1="6.53cm" svg:x2="5.001cm" svg:y2="6.53cm"><text:p/></draw:line></draw:g><draw:line draw:style-name="gr4" draw:text-style-name="P4" svg:x1="2.588cm" svg:y1="6.53cm" svg:x2="1.704cm" svg:y2="6.53cm"><text:p/></draw:line><draw:line draw:style-name="gr4" draw:text-style-name="P4" svg:x1="3.923cm" svg:y1="5.087cm" svg:x2="3.923cm" svg:y2="5.992cm"><text:p/></draw:line><draw:line draw:style-name="gr4" draw:text-style-name="P4" svg:x1="7.438cm" svg:y1="1.963cm" svg:x2="7.438cm" svg:y2="3.461cm"><text:p/></draw:line><draw:line draw:style-name="gr4" draw:text-style-name="P4" svg:x1="7.438cm" svg:y1="4.406cm" svg:x2="7.438cm" svg:y2="5.164cm"><text:p/></draw:line><draw:frame draw:style-name="gr17" draw:text-style-name="P6" svg:width="2.216cm" svg:height="0.638cm" svg:x="11.941cm" svg:y="7.156cm"><draw:text-box><text:p text:style-name="P4"><text:span text:style-name="T4">Rembourser</text:span></text:p><text:p text:style-name="P5"><text:span text:style-name="T8"/></text:p></draw:text-box></draw:frame><draw:custom-shape draw:style-name="gr14" svg:width="2.25cm" svg:height="0.944cm" svg:x="11.941cm" svg:y="7.043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11.939cm" svg:y1="7.53cm" svg:x2="14.188cm" svg:y2="7.53cm"><text:p/></draw:line><draw:line draw:style-name="gr4" draw:text-style-name="P4" svg:x1="11.941cm" svg:y1="7.53cm" svg:x2="9.103cm" svg:y2="7.53cm"><text:p/></draw:line><draw:line draw:style-name="gr4" draw:text-style-name="P4" svg:x1="13.01cm" svg:y1="7.045cm" svg:x2="13.01cm" svg:y2="6.154cm"><text:p/></draw:line><draw:frame draw:style-name="gr17" draw:text-style-name="P6" svg:width="2.216cm" svg:height="0.638cm" svg:x="15.555cm" svg:y="9.303cm"><draw:text-box><text:p text:style-name="P4"><text:span text:style-name="T4">Relever</text:span></text:p><text:p text:style-name="P5"><text:span text:style-name="T8"/></text:p></draw:text-box></draw:frame><draw:custom-shape draw:style-name="gr14" svg:width="2.25cm" svg:height="0.944cm" svg:x="15.555cm" svg:y="9.16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15.554cm" svg:y1="9.661cm" svg:x2="17.803cm" svg:y2="9.661cm"><text:p/></draw:line><draw:line draw:style-name="gr4" draw:text-style-name="P4" svg:x1="16.637cm" svg:y1="8.294cm" svg:x2="16.637cm" svg:y2="9.167cm"><text:p/></draw:line><draw:line draw:style-name="gr4" draw:text-style-name="P4" svg:x1="16.653cm" svg:y1="10.114cm" svg:x2="16.653cm" svg:y2="11.365cm"><text:p/></draw:line><draw:line draw:style-name="gr4" draw:text-style-name="P4" svg:x1="11.643cm" svg:y1="13.079cm" svg:x2="11.643cm" svg:y2="12.384cm"><text:p/></draw:line><draw:g draw:style-name="gr8"><draw:frame draw:style-name="gr17" draw:text-style-name="P6" svg:width="2.216cm" svg:height="0.638cm" svg:x="7.265cm" svg:y="9.16cm"><draw:text-box><text:p text:style-name="P4"><text:span text:style-name="T4">Realiser</text:span></text:p><text:p text:style-name="P5"><text:span text:style-name="T8"/></text:p></draw:text-box></draw:frame><draw:custom-shape draw:style-name="gr14" svg:width="2.25cm" svg:height="0.944cm" svg:x="7.265cm" svg:y="9.03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7.265cm" svg:y1="9.504cm" svg:x2="9.514cm" svg:y2="9.504cm"><text:p/></draw:line></draw:g><draw:line draw:style-name="gr4" draw:text-style-name="P4" svg:x1="8.368cm" svg:y1="8.126cm" svg:x2="8.368cm" svg:y2="9.038cm"><text:p/></draw:line><draw:line draw:style-name="gr4" draw:text-style-name="P4" svg:x1="8.368cm" svg:y1="9.98cm" svg:x2="8.368cm" svg:y2="11.291cm"><text:p/></draw:line><draw:line draw:style-name="gr4" draw:text-style-name="P4" svg:x1="8.368cm" svg:y1="11.289cm" svg:x2="9.629cm" svg:y2="11.289cm"><text:p/></draw:line><draw:frame draw:style-name="gr17" draw:text-style-name="P6" svg:width="2.216cm" svg:height="0.638cm" svg:x="0.673cm" svg:y="7.671cm"><draw:text-box><text:p text:style-name="P4"><text:span text:style-name="T4">Dependre</text:span></text:p><text:p text:style-name="P5"><text:span text:style-name="T8"/></text:p></draw:text-box></draw:frame><draw:custom-shape draw:style-name="gr14" svg:width="2.25cm" svg:height="0.944cm" svg:x="0.673cm" svg:y="7.53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0.672cm" svg:y1="8.003cm" svg:x2="2.921cm" svg:y2="8.003cm"><text:p/></draw:line><draw:line draw:style-name="gr4" draw:text-style-name="P4" svg:x1="2.921cm" svg:y1="8.003cm" svg:x2="5.93cm" svg:y2="8.003cm"><text:p/></draw:line><draw:line draw:style-name="gr4" draw:text-style-name="P4" svg:x1="1.744cm" svg:y1="8.479cm" svg:x2="1.744cm" svg:y2="9.345cm"><text:p/></draw:line><draw:frame draw:style-name="gr18" draw:text-style-name="P6" svg:width="3.835cm" svg:height="1.273cm" svg:x="14.254cm" svg:y="16.221cm"><draw:text-box><text:p text:style-name="P4"><text:span text:style-name="T4">Posseder</text:span></text:p><text:p text:style-name="P4"><text:span text:style-name="T7"/></text:p><text:p text:style-name="P4"><text:span text:style-name="T5"/></text:p><text:p text:style-name="P5"><text:span text:style-name="T8">pos_diplome</text:span></text:p><text:p text:style-name="P5"><text:span text:style-name="T8">pos_coefprescription</text:span></text:p></draw:text-box></draw:frame><draw:custom-shape draw:style-name="gr19" svg:width="4.349cm" svg:height="1.489cm" svg:x="13.823cm" svg:y="16.131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0" draw:text-style-name="P7" svg:x1="13.82cm" svg:y1="16.748cm" svg:x2="18.168cm" svg:y2="16.748cm"><text:p text:style-name="P4"><text:span text:style-name="T9"/></text:p><text:p text:style-name="P4"><text:span text:style-name="T9"/></text:p></draw:line><draw:line draw:style-name="gr4" draw:text-style-name="P4" svg:x1="16.076cm" svg:y1="14.238cm" svg:x2="16.076cm" svg:y2="16.134cm"><text:p/></draw:line><draw:line draw:style-name="gr4" draw:text-style-name="P4" svg:x1="16.076cm" svg:y1="17.621cm" svg:x2="16.076cm" svg:y2="18.508cm"><text:p/></draw:line><draw:frame draw:style-name="gr11" draw:text-style-name="P6" svg:width="2.745cm" svg:height="0.849cm" svg:x="10.273cm" svg:y="13.173cm"><draw:text-box><text:p text:style-name="P4"><text:span text:style-name="T4">Inviter</text:span></text:p><text:p text:style-name="P4"><text:span text:style-name="T5"/></text:p><text:p text:style-name="P4"><text:span text:style-name="T8">specialisation</text:span></text:p></draw:text-box></draw:frame><draw:custom-shape draw:style-name="gr21" svg:width="3.324cm" svg:height="1.071cm" svg:x="9.927cm" svg:y="13.078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9.927cm" svg:y1="13.587cm" svg:x2="13.25cm" svg:y2="13.587cm"><text:p/></draw:line><draw:line draw:style-name="gr4" draw:text-style-name="P4" svg:x1="13.25cm" svg:y1="13.587cm" svg:x2="14.564cm" svg:y2="13.587cm"><text:p/></draw:line><draw:frame draw:style-name="gr17" draw:text-style-name="P6" svg:width="2.216cm" svg:height="0.638cm" svg:x="9.888cm" svg:y="15.092cm"><draw:text-box><text:p text:style-name="P4"><text:span text:style-name="T4">Concerner</text:span></text:p><text:p text:style-name="P5"><text:span text:style-name="T8"/></text:p></draw:text-box></draw:frame><draw:custom-shape draw:style-name="gr14" svg:width="2.25cm" svg:height="0.944cm" svg:x="9.888cm" svg:y="14.97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9.888cm" svg:y1="15.455cm" svg:x2="12.137cm" svg:y2="15.455cm"><text:p/></draw:line><draw:line draw:style-name="gr4" draw:text-style-name="P4" svg:x1="9.888cm" svg:y1="15.455cm" svg:x2="5.738cm" svg:y2="15.455cm"><text:p/></draw:line><draw:line draw:style-name="gr4" draw:text-style-name="P4" svg:x1="12.102cm" svg:y1="15.455cm" svg:x2="15.041cm" svg:y2="15.455cm"><text:p/></draw:line><draw:line draw:style-name="gr4" draw:text-style-name="P4" svg:x1="15.042cm" svg:y1="15.457cm" svg:x2="15.042cm" svg:y2="14.238cm"><text:p/></draw:line><draw:line draw:style-name="gr4" draw:text-style-name="P4" svg:x1="5.738cm" svg:y1="15.454cm" svg:x2="5.738cm" svg:y2="14.625cm"><text:p/></draw:line><draw:frame draw:style-name="gr17" draw:text-style-name="P6" svg:width="2.216cm" svg:height="0.638cm" svg:x="5.106cm" svg:y="10.367cm"><draw:text-box><text:p text:style-name="P4"><text:span text:style-name="T4">Rediger</text:span></text:p><text:p text:style-name="P5"><text:span text:style-name="T8"/></text:p></draw:text-box></draw:frame><draw:custom-shape draw:style-name="gr14" svg:width="2.25cm" svg:height="0.944cm" svg:x="5.106cm" svg:y="10.231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5.106cm" svg:y1="10.714cm" svg:x2="7.355cm" svg:y2="10.714cm"><text:p/></draw:line><draw:line draw:style-name="gr4" draw:text-style-name="P4" svg:x1="6.246cm" svg:y1="8.126cm" svg:x2="6.246cm" svg:y2="10.234cm"><text:p/></draw:line><draw:line draw:style-name="gr4" draw:text-style-name="P4" svg:x1="6.23cm" svg:y1="11.174cm" svg:x2="6.23cm" svg:y2="11.92cm"><text:p/></draw:line><draw:frame draw:style-name="gr11" draw:text-style-name="P6" svg:width="2.216cm" svg:height="0.849cm" svg:x="3.714cm" svg:y="16.565cm"><draw:text-box><text:p text:style-name="P4"><text:span text:style-name="T4">Offrir</text:span></text:p><text:p text:style-name="P4"><text:span text:style-name="T5"/></text:p><text:p text:style-name="P4"><text:span text:style-name="T8">off_qte</text:span></text:p></draw:text-box></draw:frame><draw:custom-shape draw:style-name="gr14" svg:width="2.25cm" svg:height="0.944cm" svg:x="3.69cm" svg:y="16.512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3.713cm" svg:y1="16.987cm" svg:x2="5.937cm" svg:y2="16.987cm"><text:p/></draw:line><draw:line draw:style-name="gr4" draw:text-style-name="P4" svg:x1="4.826cm" svg:y1="14.625cm" svg:x2="4.826cm" svg:y2="16.512cm"><text:p/></draw:line><draw:line draw:style-name="gr4" draw:text-style-name="P4" svg:x1="4.81cm" svg:y1="17.457cm" svg:x2="4.81cm" svg:y2="18.824cm"><text:p/></draw:line><draw:line draw:style-name="gr4" draw:text-style-name="P4" svg:x1="4.81cm" svg:y1="18.824cm" svg:x2="6.98cm" svg:y2="18.824cm"><text:p/></draw:line><draw:frame draw:style-name="gr17" draw:text-style-name="P6" svg:width="2.216cm" svg:height="0.638cm" svg:x="6.688cm" svg:y="16.662cm"><draw:text-box><text:p text:style-name="P4"><text:span text:style-name="T4">Interagir</text:span></text:p><text:p text:style-name="P5"><text:span text:style-name="T8"/></text:p></draw:text-box></draw:frame><draw:custom-shape draw:style-name="gr14" svg:width="2.25cm" svg:height="0.944cm" svg:x="6.717cm" svg:y="16.51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6.717cm" svg:y1="17.004cm" svg:x2="8.966cm" svg:y2="17.004cm"><text:p/></draw:line><draw:line draw:style-name="gr4" draw:text-style-name="P4" svg:x1="7.807cm" svg:y1="17.464cm" svg:x2="7.807cm" svg:y2="18.203cm"><text:p/></draw:line><draw:line draw:style-name="gr4" draw:text-style-name="P4" svg:x1="8.966cm" svg:y1="17.004cm" svg:x2="9.945cm" svg:y2="17.004cm"><text:p/></draw:line><draw:line draw:style-name="gr4" draw:text-style-name="P4" svg:x1="9.943cm" svg:y1="17.004cm" svg:x2="9.943cm" svg:y2="18.2cm"><text:p/></draw:line><draw:frame draw:style-name="gr17" draw:text-style-name="P6" svg:width="2.216cm" svg:height="0.638cm" svg:x="3.189cm" svg:y="19.717cm"><draw:text-box><text:p text:style-name="P4"><text:span text:style-name="T4">Appartenir</text:span></text:p><text:p text:style-name="P5"><text:span text:style-name="T8"/></text:p></draw:text-box></draw:frame><draw:custom-shape draw:style-name="gr22" svg:width="2.481cm" svg:height="0.944cm" svg:x="3.007cm" svg:y="19.542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3.007cm" svg:y1="20.043cm" svg:x2="5.487cm" svg:y2="20.043cm"><text:p/></draw:line><draw:line draw:style-name="gr4" draw:text-style-name="P4" svg:x1="5.487cm" svg:y1="20.043cm" svg:x2="6.979cm" svg:y2="20.043cm"><text:p/></draw:line><draw:line draw:style-name="gr4" draw:text-style-name="P4" svg:x1="3.006cm" svg:y1="20.043cm" svg:x2="1.935cm" svg:y2="20.043cm"><text:p/></draw:line><draw:line draw:style-name="gr4" draw:text-style-name="P4" svg:x1="1.935cm" svg:y1="20.047cm" svg:x2="1.935cm" svg:y2="18.87cm"><text:p/></draw:line><draw:frame draw:style-name="gr2" draw:text-style-name="P6" svg:width="2.728cm" svg:height="1.502cm" svg:x="1.495cm" svg:y="22.276cm"><draw:text-box><text:p text:style-name="P4"><text:span text:style-name="T4">Presentation</text:span></text:p><text:p text:style-name="P4"><text:span text:style-name="T5"/></text:p><text:p text:style-name="P5"><text:span text:style-name="T6">pre_code</text:span></text:p><text:p text:style-name="P5"><text:span text:style-name="T4">pre_libelle</text:span></text:p></draw:text-box></draw:frame><draw:rect draw:style-name="gr3" draw:text-style-name="P4" svg:width="2.763cm" svg:height="1.479cm" svg:x="1.346cm" svg:y="22.167cm"><text:p/></draw:rect><draw:line draw:style-name="gr4" draw:text-style-name="P4" svg:x1="1.346cm" svg:y1="22.687cm" svg:x2="4.108cm" svg:y2="22.687cm"><text:p/></draw:line><draw:frame draw:style-name="gr17" draw:text-style-name="P6" svg:width="2.216cm" svg:height="0.638cm" svg:x="6.103cm" svg:y="22.555cm"><draw:text-box><text:p text:style-name="P4"><text:span text:style-name="T4">Formuler</text:span></text:p><text:p text:style-name="P5"><text:span text:style-name="T8"/></text:p></draw:text-box></draw:frame><draw:custom-shape draw:style-name="gr14" svg:width="2.25cm" svg:height="0.944cm" svg:x="6.069cm" svg:y="22.40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6.067cm" svg:y1="22.911cm" svg:x2="8.316cm" svg:y2="22.911cm"><text:p/></draw:line><draw:line draw:style-name="gr4" draw:text-style-name="P4" svg:x1="7.158cm" svg:y1="22.405cm" svg:x2="7.158cm" svg:y2="20.8cm"><text:p/></draw:line><draw:line draw:style-name="gr4" draw:text-style-name="P4" svg:x1="6.069cm" svg:y1="22.911cm" svg:x2="4.108cm" svg:y2="22.911cm"><text:p/></draw:line><draw:frame draw:style-name="gr2" draw:text-style-name="P6" svg:width="2.728cm" svg:height="1.502cm" svg:x="9.47cm" svg:y="24.862cm"><draw:text-box><text:p text:style-name="P4"><text:span text:style-name="T4">TypeIndividu</text:span></text:p><text:p text:style-name="P4"><text:span text:style-name="T5"/></text:p><text:p text:style-name="P5"><text:span text:style-name="T6">tin_code</text:span></text:p><text:p text:style-name="P5"><text:span text:style-name="T4">tin_libelle</text:span></text:p></draw:text-box></draw:frame><draw:rect draw:style-name="gr3" draw:text-style-name="P4" svg:width="2.911cm" svg:height="1.5cm" svg:x="9.287cm" svg:y="24.792cm"><text:p/></draw:rect><draw:line draw:style-name="gr4" draw:text-style-name="P4" svg:x1="9.287cm" svg:y1="25.265cm" svg:x2="12.197cm" svg:y2="25.265cm"><text:p/></draw:line><draw:frame draw:style-name="gr2" draw:text-style-name="P6" svg:width="2.333cm" svg:height="1.502cm" svg:x="13.649cm" svg:y="22.64cm"><draw:text-box><text:p text:style-name="P4"><text:span text:style-name="T4">Dosage</text:span></text:p><text:p text:style-name="P4"><text:span text:style-name="T5"/></text:p><text:p text:style-name="P5"><text:span text:style-name="T6">dos_code</text:span></text:p><text:p text:style-name="P5"><text:span text:style-name="T4">dos_quantite</text:span></text:p><text:p text:style-name="P5"><text:span text:style-name="T4">dos_unite</text:span></text:p></draw:text-box></draw:frame><draw:rect draw:style-name="gr3" draw:text-style-name="P4" svg:width="2.647cm" svg:height="1.685cm" svg:x="13.467cm" svg:y="22.555cm"><text:p/></draw:rect><draw:line draw:style-name="gr4" draw:text-style-name="P4" svg:x1="13.467cm" svg:y1="23.025cm" svg:x2="16.113cm" svg:y2="23.025cm"><text:p/></draw:line><draw:frame draw:style-name="gr23" draw:text-style-name="P6" svg:width="2.629cm" svg:height="0.902cm" svg:x="9.228cm" svg:y="22.821cm"><draw:text-box><text:p text:style-name="P4"><text:span text:style-name="T4">Prescrire</text:span></text:p><text:p text:style-name="P4"><text:span text:style-name="T7"/></text:p><text:p text:style-name="P4"><text:span text:style-name="T8">pre_posologie</text:span></text:p></draw:text-box></draw:frame><draw:custom-shape draw:style-name="gr24" svg:width="3.109cm" svg:height="1.137cm" svg:x="8.964cm" svg:y="22.726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8.964cm" svg:y1="23.322cm" svg:x2="12.072cm" svg:y2="23.322cm"><text:p/></draw:line><draw:g draw:style-name="gr8"><draw:frame draw:style-name="gr23" draw:text-style-name="P6" svg:width="2.216cm" svg:height="0.902cm" svg:x="12.096cm" svg:y="20.165cm"><draw:text-box><text:p text:style-name="P4"><text:span text:style-name="T4">Constituer</text:span></text:p><text:p text:style-name="P4"><text:span text:style-name="T7"/></text:p><text:p text:style-name="P4"><text:span text:style-name="T8">cst_qte</text:span></text:p></draw:text-box></draw:frame><draw:custom-shape draw:style-name="gr25" svg:width="2.597cm" svg:height="1.07cm" svg:x="11.879cm" svg:y="20.07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11.878cm" svg:y1="20.612cm" svg:x2="14.474cm" svg:y2="20.612cm"><text:p/></draw:line></draw:g><draw:line draw:style-name="gr4" draw:text-style-name="P4" svg:x1="14.476cm" svg:y1="20.611cm" svg:x2="15.169cm" svg:y2="20.611cm"><text:p/></draw:line><draw:line draw:style-name="gr4" draw:text-style-name="P4" svg:x1="11.879cm" svg:y1="20.611cm" svg:x2="10.867cm" svg:y2="20.611cm"><text:p/></draw:line><draw:line draw:style-name="gr4" draw:text-style-name="P4" svg:x1="10.504cm" svg:y1="22.726cm" svg:x2="10.504cm" svg:y2="20.8cm"><text:p/></draw:line><draw:line draw:style-name="gr4" draw:text-style-name="P4" svg:x1="10.539cm" svg:y1="23.862cm" svg:x2="10.539cm" svg:y2="24.792cm"><text:p/></draw:line><draw:line draw:style-name="gr4" draw:text-style-name="P4" svg:x1="12.072cm" svg:y1="23.322cm" svg:x2="13.467cm" svg:y2="23.322cm"><text:p/></draw:line><draw:frame draw:style-name="gr26" draw:text-style-name="P8" svg:width="1.209cm" svg:height="0.368cm" svg:x="13.098cm" svg:y="4.071cm"><draw:text-box><text:p text:style-name="P4"><text:span text:style-name="T10">0,n</text:span></text:p></draw:text-box></draw:frame><draw:frame draw:style-name="gr26" draw:text-style-name="P8" svg:width="1.209cm" svg:height="0.368cm" svg:x="15.049cm" svg:y="2.069cm"><draw:text-box><text:p text:style-name="P4"><text:span text:style-name="T10">0,n</text:span></text:p></draw:text-box></draw:frame><draw:frame draw:style-name="gr26" draw:text-style-name="P8" svg:width="1.209cm" svg:height="0.368cm" svg:x="7.263cm" svg:y="2.036cm"><draw:text-box><text:p text:style-name="P4"><text:span text:style-name="T10">0,n</text:span></text:p></draw:text-box></draw:frame><draw:frame draw:style-name="gr26" draw:text-style-name="P8" svg:width="1.209cm" svg:height="0.368cm" svg:x="7.281cm" svg:y="4.796cm"><draw:text-box><text:p text:style-name="P4"><text:span text:style-name="T10">0,1</text:span></text:p></draw:text-box></draw:frame><draw:frame draw:style-name="gr26" draw:text-style-name="P8" svg:width="1.209cm" svg:height="0.368cm" svg:x="5.258cm" svg:y="1.078cm"><draw:text-box><text:p text:style-name="P4"><text:span text:style-name="T10">1,n</text:span></text:p></draw:text-box></draw:frame><draw:frame draw:style-name="gr26" draw:text-style-name="P8" svg:width="1.209cm" svg:height="0.368cm" svg:x="2.901cm" svg:y="3.244cm"><draw:text-box><text:p text:style-name="P4"><text:span text:style-name="T10">1,1</text:span></text:p></draw:text-box></draw:frame><draw:frame draw:style-name="gr26" draw:text-style-name="P8" svg:width="1.209cm" svg:height="0.368cm" svg:x="2.899cm" svg:y="5.265cm"><draw:text-box><text:p text:style-name="P4"><text:span text:style-name="T10">1,n</text:span></text:p></draw:text-box></draw:frame><draw:frame draw:style-name="gr26" draw:text-style-name="P8" svg:width="1.209cm" svg:height="0.368cm" svg:x="1.502cm" svg:y="6.153cm"><draw:text-box><text:p text:style-name="P4"><text:span text:style-name="T10">1,n</text:span></text:p></draw:text-box></draw:frame><draw:frame draw:style-name="gr26" draw:text-style-name="P8" svg:width="1.209cm" svg:height="0.368cm" svg:x="8.981cm" svg:y="7.162cm"><draw:text-box><text:p text:style-name="P4"><text:span text:style-name="T10">1,n</text:span></text:p></draw:text-box></draw:frame><draw:frame draw:style-name="gr26" draw:text-style-name="P8" svg:width="1.209cm" svg:height="0.368cm" svg:x="11.888cm" svg:y="6.28cm"><draw:text-box><text:p text:style-name="P4"><text:span text:style-name="T10">(1,1)</text:span></text:p></draw:text-box></draw:frame><draw:frame draw:style-name="gr26" draw:text-style-name="P8" svg:width="1.209cm" svg:height="0.368cm" svg:x="16.531cm" svg:y="8.377cm"><draw:text-box><text:p text:style-name="P4"><text:span text:style-name="T10">1,n</text:span></text:p></draw:text-box></draw:frame><draw:frame draw:style-name="gr26" draw:text-style-name="P8" svg:width="1.209cm" svg:height="0.368cm" svg:x="16.513cm" svg:y="10.866cm"><draw:text-box><text:p text:style-name="P4"><text:span text:style-name="T10">1,1</text:span></text:p></draw:text-box></draw:frame><draw:frame draw:style-name="gr26" draw:text-style-name="P8" svg:width="1.209cm" svg:height="0.368cm" svg:x="11.502cm" svg:y="12.526cm"><draw:text-box><text:p text:style-name="P4"><text:span text:style-name="T10">1,n</text:span></text:p></draw:text-box></draw:frame><draw:frame draw:style-name="gr26" draw:text-style-name="P8" svg:width="1.209cm" svg:height="0.368cm" svg:x="13.515cm" svg:y="13.219cm"><draw:text-box><text:p text:style-name="P4"><text:span text:style-name="T10">1,n</text:span></text:p></draw:text-box></draw:frame><draw:frame draw:style-name="gr26" draw:text-style-name="P8" svg:width="1.209cm" svg:height="0.368cm" svg:x="8.279cm" svg:y="8.213cm"><draw:text-box><text:p text:style-name="P4"><text:span text:style-name="T10">1,n</text:span></text:p></draw:text-box></draw:frame><draw:frame draw:style-name="gr26" draw:text-style-name="P8" svg:width="1.209cm" svg:height="0.368cm" svg:x="8.569cm" svg:y="10.809cm"><draw:text-box><text:p text:style-name="P4"><text:span text:style-name="T10">0,n</text:span></text:p></draw:text-box></draw:frame><draw:frame draw:style-name="gr26" draw:text-style-name="P8" svg:width="1.209cm" svg:height="0.368cm" svg:x="6.106cm" svg:y="8.213cm"><draw:text-box><text:p text:style-name="P4"><text:span text:style-name="T10">1,n</text:span></text:p></draw:text-box></draw:frame><draw:frame draw:style-name="gr26" draw:text-style-name="P8" svg:width="1.209cm" svg:height="0.368cm" svg:x="4.833cm" svg:y="7.636cm"><draw:text-box><text:p text:style-name="P4"><text:span text:style-name="T10">1,1</text:span></text:p></draw:text-box></draw:frame><draw:frame draw:style-name="gr26" draw:text-style-name="P8" svg:width="1.209cm" svg:height="0.368cm" svg:x="1.587cm" svg:y="8.897cm"><draw:text-box><text:p text:style-name="P4"><text:span text:style-name="T10">0,n</text:span></text:p></draw:text-box></draw:frame><draw:frame draw:style-name="gr26" draw:text-style-name="P8" svg:width="1.209cm" svg:height="0.368cm" svg:x="13.927cm" svg:y="14.45cm"><draw:text-box><text:p text:style-name="P4"><text:span text:style-name="T10">0,n</text:span></text:p></draw:text-box></draw:frame><draw:frame draw:style-name="gr26" draw:text-style-name="P8" svg:width="1.209cm" svg:height="0.368cm" svg:x="15.995cm" svg:y="14.397cm"><draw:text-box><text:p text:style-name="P4"><text:span text:style-name="T10">0,n</text:span></text:p></draw:text-box></draw:frame><draw:g draw:style-name="gr8"><draw:frame draw:style-name="gr27" draw:text-style-name="P6" svg:width="3.269cm" svg:height="2.719cm" svg:x="4.319cm" svg:y="12.014cm"><draw:text-box><text:p text:style-name="P4"><text:span text:style-name="T4">RapportVisite</text:span></text:p><text:p text:style-name="P4"><text:span text:style-name="T5"/></text:p><text:p text:style-name="P5"><text:span text:style-name="T6">rap_num</text:span></text:p><text:p text:style-name="P5"><text:span text:style-name="T4">rap_date_visite</text:span></text:p><text:p text:style-name="P5"><text:span text:style-name="T11">rap_date_redaction</text:span></text:p><text:p text:style-name="P5"><text:span text:style-name="T4">rap_bilan</text:span></text:p><text:p text:style-name="P5"><text:span text:style-name="T12">rap_motif</text:span></text:p><text:p text:style-name="P5"><text:span text:style-name="T11">rap_coef_confiance</text:span></text:p><text:p text:style-name="P5"><text:span text:style-name="T11">rap_lu</text:span></text:p></draw:text-box></draw:frame><draw:rect draw:style-name="gr3" draw:text-style-name="P4" svg:width="3.345cm" svg:height="2.703cm" svg:x="4.244cm" svg:y="11.922cm"><text:p/></draw:rect><draw:line draw:style-name="gr4" draw:text-style-name="P4" svg:x1="4.242cm" svg:y1="12.444cm" svg:x2="7.588cm" svg:y2="12.444cm"><text:p/></draw:line><draw:frame draw:style-name="gr26" draw:text-style-name="P8" svg:width="1.209cm" svg:height="0.368cm" svg:x="5.143cm" svg:y="11.554cm"><draw:text-box><text:p text:style-name="P4"><text:span text:style-name="T10">(1,1)</text:span></text:p></draw:text-box></draw:frame><draw:frame draw:style-name="gr26" draw:text-style-name="P8" svg:width="1.209cm" svg:height="0.368cm" svg:x="5.561cm" svg:y="14.711cm"><draw:text-box><text:p text:style-name="P4"><text:span text:style-name="T10">1,1</text:span></text:p></draw:text-box></draw:frame><draw:frame draw:style-name="gr26" draw:text-style-name="P8" svg:width="1.209cm" svg:height="0.368cm" svg:x="3.759cm" svg:y="14.711cm"><draw:text-box><text:p text:style-name="P4"><text:span text:style-name="T10">1,n</text:span></text:p></draw:text-box></draw:frame></draw:g><draw:frame draw:style-name="gr26" draw:text-style-name="P8" svg:width="1.209cm" svg:height="0.368cm" svg:x="5.914cm" svg:y="18.456cm"><draw:text-box><text:p text:style-name="P4"><text:span text:style-name="T10">0,n</text:span></text:p></draw:text-box></draw:frame><draw:frame draw:style-name="gr26" draw:text-style-name="P8" svg:width="1.209cm" svg:height="0.368cm" svg:x="6.761cm" svg:y="17.833cm"><draw:text-box><text:p text:style-name="P4"><text:span text:style-name="T10">0,n</text:span></text:p></draw:text-box></draw:frame><draw:frame draw:style-name="gr26" draw:text-style-name="P8" svg:width="1.209cm" svg:height="0.368cm" svg:x="9.74cm" svg:y="17.833cm"><draw:text-box><text:p text:style-name="P4"><text:span text:style-name="T10">0,n</text:span></text:p></draw:text-box></draw:frame><draw:frame draw:style-name="gr26" draw:text-style-name="P8" svg:width="1.209cm" svg:height="0.368cm" svg:x="15.855cm" svg:y="18.14cm"><draw:text-box><text:p text:style-name="P4"><text:span text:style-name="T10">1,n</text:span></text:p></draw:text-box></draw:frame><draw:frame draw:style-name="gr26" draw:text-style-name="P8" svg:width="1.209cm" svg:height="0.368cm" svg:x="0.926cm" svg:y="18.953cm"><draw:text-box><text:p text:style-name="P4"><text:span text:style-name="T10">0,n</text:span></text:p></draw:text-box></draw:frame><draw:frame draw:style-name="gr26" draw:text-style-name="P8" svg:width="1.209cm" svg:height="0.368cm" svg:x="5.914cm" svg:y="19.676cm"><draw:text-box><text:p text:style-name="P4"><text:span text:style-name="T10">1,1</text:span></text:p></draw:text-box></draw:frame><draw:frame draw:style-name="gr26" draw:text-style-name="P8" svg:width="1.209cm" svg:height="0.368cm" svg:x="6.953cm" svg:y="20.879cm"><draw:text-box><text:p text:style-name="P4"><text:span text:style-name="T10">1,n</text:span></text:p></draw:text-box></draw:frame><draw:frame draw:style-name="gr26" draw:text-style-name="P8" svg:width="1.209cm" svg:height="0.368cm" svg:x="3.938cm" svg:y="22.543cm"><draw:text-box><text:p text:style-name="P4"><text:span text:style-name="T10">1,n</text:span></text:p></draw:text-box></draw:frame><draw:frame draw:style-name="gr26" draw:text-style-name="P8" svg:width="1.209cm" svg:height="0.368cm" svg:x="9.512cm" svg:y="20.881cm"><draw:text-box><text:p text:style-name="P4"><text:span text:style-name="T10">1,n</text:span></text:p></draw:text-box></draw:frame><draw:frame draw:style-name="gr26" draw:text-style-name="P8" svg:width="1.209cm" svg:height="0.368cm" svg:x="9.477cm" svg:y="24.425cm"><draw:text-box><text:p text:style-name="P4"><text:span text:style-name="T10">1,n</text:span></text:p></draw:text-box></draw:frame><draw:frame draw:style-name="gr26" draw:text-style-name="P8" svg:width="1.209cm" svg:height="0.368cm" svg:x="12.44cm" svg:y="22.955cm"><draw:text-box><text:p text:style-name="P4"><text:span text:style-name="T10">1,n</text:span></text:p></draw:text-box></draw:frame><draw:frame draw:style-name="gr26" draw:text-style-name="P8" svg:width="1.209cm" svg:height="0.368cm" svg:x="10.671cm" svg:y="20.243cm"><draw:text-box><text:p text:style-name="P4"><text:span text:style-name="T10">1,n</text:span></text:p></draw:text-box></draw:frame><draw:frame draw:style-name="gr26" draw:text-style-name="P8" svg:width="1.209cm" svg:height="0.368cm" svg:x="14.173cm" svg:y="20.165cm"><draw:text-box><text:p text:style-name="P4"><text:span text:style-name="T10">1,n</text:span></text:p></draw:text-box></draw:frame><draw:line draw:style-name="gr4" draw:text-style-name="P4" svg:x1="5.002cm" svg:y1="6.523cm" svg:x2="5.944cm" svg:y2="6.523cm"><text:p/></draw:line><draw:frame draw:style-name="gr28" draw:text-style-name="P9" svg:width="0.763cm" svg:height="0.514cm" svg:x="5.279cm" svg:y="6.098cm"><draw:text-box><text:p><text:span text:style-name="T10">1,n</text:span></text:p></draw:text-box></draw:frame><draw:frame draw:style-name="gr29" draw:text-style-name="P10" svg:width="1.655cm" svg:height="0.595cm" svg:x="6.194cm" svg:y="17.524cm"><draw:text-box><text:p><text:span text:style-name="T4">Perturbé</text:span></text:p></draw:text-box></draw:frame><draw:frame draw:style-name="gr29" draw:text-style-name="P10" svg:width="2.4cm" svg:height="0.595cm" svg:x="10.047cm" svg:y="17.503cm"><draw:text-box><text:p><text:span text:style-name="T4">Perturbateur</text:span></text:p></draw:text-box></draw:frame><draw:g draw:style-name="gr8"><draw:frame draw:style-name="gr2" draw:text-style-name="P13" svg:width="1.987cm" svg:height="1.502cm" svg:x="0.531cm" svg:y="14.131cm"><draw:text-box><text:p text:style-name="P11"><text:span text:style-name="T12">Motif</text:span></text:p><text:p text:style-name="P11"><text:span text:style-name="T13"/></text:p><text:p text:style-name="P12"><text:span text:style-name="T14">mot_id</text:span></text:p><text:p text:style-name="P12"><text:span text:style-name="T12">mot_libelle</text:span></text:p></draw:text-box></draw:frame><draw:rect draw:style-name="gr3" draw:text-style-name="P4" svg:width="2.082cm" svg:height="1.355cm" svg:x="0.435cm" svg:y="14.097cm"><text:p/></draw:rect><draw:line draw:style-name="gr4" draw:text-style-name="P4" svg:x1="0.434cm" svg:y1="14.498cm" svg:x2="2.517cm" svg:y2="14.498cm"><text:p/></draw:line></draw:g><draw:g draw:style-name="gr8"><draw:frame draw:style-name="gr17" draw:text-style-name="P6" svg:width="2.216cm" svg:height="0.638cm" svg:x="0.368cm" svg:y="12.33cm"><draw:text-box><text:p text:style-name="P4"><text:span text:style-name="T12">Avoir</text:span></text:p><text:p text:style-name="P5"><text:span text:style-name="T8"/></text:p></draw:text-box></draw:frame><draw:custom-shape draw:style-name="gr14" svg:width="2.25cm" svg:height="0.944cm" svg:x="0.368cm" svg:y="12.205cm"><text:p/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4" draw:text-style-name="P4" svg:x1="0.367cm" svg:y1="12.674cm" svg:x2="2.616cm" svg:y2="12.674cm"><text:p/></draw:line></draw:g><draw:line draw:style-name="gr30" draw:text-style-name="P4" svg:x1="2.617cm" svg:y1="12.674cm" svg:x2="4.243cm" svg:y2="12.674cm"><text:p/></draw:line><draw:line draw:style-name="gr30" draw:text-style-name="P4" svg:x1="1.508cm" svg:y1="14.097cm" svg:x2="1.508cm" svg:y2="13.148cm"><text:p/></draw:line><draw:frame draw:style-name="gr26" draw:text-style-name="P14" svg:width="1.209cm" svg:height="0.368cm" svg:x="3.111cm" svg:y="12.222cm"><draw:text-box><text:p text:style-name="P11"><text:span text:style-name="T15">1,1</text:span></text:p></draw:text-box></draw:frame><draw:frame draw:style-name="gr31" draw:text-style-name="P14" svg:width="1.209cm" svg:height="0.371cm" svg:x="1.363cm" svg:y="13.653cm"><draw:text-box><text:p text:style-name="P11"><text:span text:style-name="T15">1,n</text:span></text:p></draw:text-box></draw:frame></draw:g>GSB – A<text:span text:style-name="T3">ppliRV</text:span> – ME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style:font-name="FreeMono" fo:font-size="9pt" style:font-size-asian="7.84999990463257pt" style:font-size-complex="9pt"/>
    </style:style>
    <style:style style:name="MT1" style:family="text">
      <style:text-properties officeooo:rsid="00342e63"/>
    </style:style>
    <style:style style:name="MT2" style:family="text">
      <style:text-properties officeooo:rsid="0022df14"/>
    </style:style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LAM5</text:span><text:tab/><text:span text:style-name="MT2">GSB - AppliRV - MEA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Lionel</meta:initial-creator>
    <meta:creation-date>2014-09-09T16:15:52</meta:creation-date>
    <dc:date>2019-02-14T09:25:53.934592117</dc:date>
    <meta:editing-duration>PT1H57M27S</meta:editing-duration>
    <meta:editing-cycles>64</meta:editing-cycles>
    <meta:generator>LibreOffice/4.3.3.2$Linux_X86_64 LibreOffice_project/430m0$Build-2</meta:generator>
    <dc:creator>Lionel ROMAIN</dc:creator>
    <meta:document-statistic meta:table-count="0" meta:image-count="0" meta:object-count="0" meta:page-count="1" meta:paragraph-count="2" meta:word-count="9" meta:character-count="45" meta:non-whitespace-character-count="35"/>
  </office:meta>
</office:document-meta>
</file>